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79mm"/>
    </style:style>
    <style:style style:name="co4" style:family="table-column">
      <style:table-column-properties fo:break-before="auto" style:column-width="15.19mm"/>
    </style:style>
    <style:style style:name="co5" style:family="table-column">
      <style:table-column-properties fo:break-before="auto" style:column-width="16.44mm"/>
    </style:style>
    <style:style style:name="co6" style:family="table-column">
      <style:table-column-properties fo:break-before="auto" style:column-width="17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number-columns-repeated="8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Pi/2</text:p>
          </table:table-cell>
          <table:table-cell table:number-columns-repeated="3"/>
          <table:table-cell office:value-type="string" calcext:value-type="string">
            <text:p>pi</text:p>
          </table:table-cell>
          <table:table-cell table:number-columns-repeated="4"/>
          <table:table-cell office:value-type="string" calcext:value-type="string">
            <text:p>3pi/2</text:p>
          </table:table-cell>
          <table:table-cell table:number-columns-repeated="5"/>
          <table:table-cell office:value-type="string" calcext:value-type="string">
            <text:p>2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17" calcext:value-type="float">
            <text:p>3217</text:p>
          </table:table-cell>
          <table:table-cell office:value-type="float" office:value="4289" calcext:value-type="float">
            <text:p>4289</text:p>
          </table:table-cell>
          <table:table-cell office:value-type="float" office:value="6434" calcext:value-type="float">
            <text:p>6434</text:p>
          </table:table-cell>
          <table:table-cell office:value-type="float" office:value="8579" calcext:value-type="float">
            <text:p>8579</text:p>
          </table:table-cell>
          <table:table-cell office:value-type="float" office:value="9651" calcext:value-type="float">
            <text:p>9651</text:p>
          </table:table-cell>
          <table:table-cell office:value-type="float" office:value="12867" calcext:value-type="float">
            <text:p>12867</text:p>
          </table:table-cell>
          <table:table-cell office:value-type="float" office:value="12868" calcext:value-type="float">
            <text:p>12868</text:p>
          </table:table-cell>
          <table:table-cell office:value-type="float" office:value="12869" calcext:value-type="float">
            <text:p>12869</text:p>
          </table:table-cell>
          <table:table-cell office:value-type="float" office:value="16085" calcext:value-type="float">
            <text:p>16085</text:p>
          </table:table-cell>
          <table:table-cell office:value-type="float" office:value="25735" calcext:value-type="float">
            <text:p>25735</text:p>
          </table:table-cell>
          <table:table-cell office:value-type="float" office:value="25736" calcext:value-type="float">
            <text:p>25736</text:p>
          </table:table-cell>
          <table:table-cell office:value-type="float" office:value="25737" calcext:value-type="float">
            <text:p>25737</text:p>
          </table:table-cell>
          <table:table-cell office:value-type="float" office:value="32170" calcext:value-type="float">
            <text:p>32170</text:p>
          </table:table-cell>
          <table:table-cell office:value-type="float" office:value="35387" calcext:value-type="float">
            <text:p>35387</text:p>
          </table:table-cell>
          <table:table-cell office:value-type="float" office:value="38603" calcext:value-type="float">
            <text:p>38603</text:p>
          </table:table-cell>
          <table:table-cell office:value-type="float" office:value="38604" calcext:value-type="float">
            <text:p>38604</text:p>
          </table:table-cell>
          <table:table-cell office:value-type="float" office:value="38605" calcext:value-type="float">
            <text:p>38605</text:p>
          </table:table-cell>
          <table:table-cell office:value-type="float" office:value="42893" calcext:value-type="float">
            <text:p>42893</text:p>
          </table:table-cell>
          <table:table-cell office:value-type="float" office:value="47183" calcext:value-type="float">
            <text:p>47183</text:p>
          </table:table-cell>
          <table:table-cell office:value-type="float" office:value="51470" calcext:value-type="float">
            <text:p>51470</text:p>
          </table:table-cell>
          <table:table-cell office:value-type="float" office:value="51471" calcext:value-type="float">
            <text:p>51471</text:p>
          </table:table-cell>
          <table:table-cell office:value-type="float" office:value="51472" calcext:value-type="float">
            <text:p>514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table:style-name="ce2" table:formula="of:=[.C3]*POWER(2;-13)" office:value-type="float" office:value="0" calcext:value-type="float">
            <text:p>0,00000</text:p>
          </table:table-cell>
          <table:table-cell table:style-name="ce2" table:formula="of:=[.D3]*POWER(2;-13)" office:value-type="float" office:value="0.0001220703125" calcext:value-type="float">
            <text:p>0,00012</text:p>
          </table:table-cell>
          <table:table-cell table:style-name="ce2" table:formula="of:=[.E3]*POWER(2;-13)" office:value-type="float" office:value="0.000244140625" calcext:value-type="float">
            <text:p>0,00024</text:p>
          </table:table-cell>
          <table:table-cell table:style-name="ce2" table:formula="of:=[.F3]*POWER(2;-13)" office:value-type="float" office:value="0.0003662109375" calcext:value-type="float">
            <text:p>0,00037</text:p>
          </table:table-cell>
          <table:table-cell table:style-name="ce2" table:formula="of:=[.G3]*POWER(2;-13)" office:value-type="float" office:value="0.3927001953125" calcext:value-type="float">
            <text:p>0,39270</text:p>
          </table:table-cell>
          <table:table-cell table:style-name="ce2" table:formula="of:=[.H3]*POWER(2;-13)" office:value-type="float" office:value="0.5235595703125" calcext:value-type="float">
            <text:p>0,52356</text:p>
          </table:table-cell>
          <table:table-cell table:style-name="ce2" table:formula="of:=[.I3]*POWER(2;-13)" office:value-type="float" office:value="0.785400390625" calcext:value-type="float">
            <text:p>0,78540</text:p>
          </table:table-cell>
          <table:table-cell table:style-name="ce2" table:formula="of:=[.J3]*POWER(2;-13)" office:value-type="float" office:value="1.0472412109375" calcext:value-type="float">
            <text:p>1,04724</text:p>
          </table:table-cell>
          <table:table-cell table:style-name="ce2" table:formula="of:=[.K3]*POWER(2;-13)" office:value-type="float" office:value="1.1781005859375" calcext:value-type="float">
            <text:p>1,17810</text:p>
          </table:table-cell>
          <table:table-cell table:style-name="ce2" table:formula="of:=[.L3]*POWER(2;-13)" office:value-type="float" office:value="1.5706787109375" calcext:value-type="float">
            <text:p>1,57068</text:p>
          </table:table-cell>
          <table:table-cell table:style-name="ce2" table:formula="of:=[.M3]*POWER(2;-13)" office:value-type="float" office:value="1.57080078125" calcext:value-type="float">
            <text:p>1,57080</text:p>
          </table:table-cell>
          <table:table-cell table:style-name="ce2" table:formula="of:=[.N3]*POWER(2;-13)" office:value-type="float" office:value="1.5709228515625" calcext:value-type="float">
            <text:p>1,57092</text:p>
          </table:table-cell>
          <table:table-cell table:style-name="ce2" table:formula="of:=[.O3]*POWER(2;-13)" office:value-type="float" office:value="1.9635009765625" calcext:value-type="float">
            <text:p>1,96350</text:p>
          </table:table-cell>
          <table:table-cell table:style-name="ce2" table:formula="of:=[.P3]*POWER(2;-13)" office:value-type="float" office:value="3.1414794921875" calcext:value-type="float">
            <text:p>3,14148</text:p>
          </table:table-cell>
          <table:table-cell table:style-name="ce2" table:formula="of:=[.Q3]*POWER(2;-13)" office:value-type="float" office:value="3.1416015625" calcext:value-type="float">
            <text:p>3,14160</text:p>
          </table:table-cell>
          <table:table-cell table:style-name="ce2" table:formula="of:=[.R3]*POWER(2;-13)" office:value-type="float" office:value="3.1417236328125" calcext:value-type="float">
            <text:p>3,14172</text:p>
          </table:table-cell>
          <table:table-cell table:style-name="ce2" table:formula="of:=[.S3]*POWER(2;-13)" office:value-type="float" office:value="3.927001953125" calcext:value-type="float">
            <text:p>3,92700</text:p>
          </table:table-cell>
          <table:table-cell table:style-name="ce2" table:formula="of:=[.T3]*POWER(2;-13)" office:value-type="float" office:value="4.3197021484375" calcext:value-type="float">
            <text:p>4,31970</text:p>
          </table:table-cell>
          <table:table-cell table:style-name="ce2" table:formula="of:=[.U3]*POWER(2;-13)" office:value-type="float" office:value="4.7122802734375" calcext:value-type="float">
            <text:p>4,71228</text:p>
          </table:table-cell>
          <table:table-cell table:style-name="ce2" table:formula="of:=[.V3]*POWER(2;-13)" office:value-type="float" office:value="4.71240234375" calcext:value-type="float">
            <text:p>4,71240</text:p>
          </table:table-cell>
          <table:table-cell table:style-name="ce2" table:formula="of:=[.W3]*POWER(2;-13)" office:value-type="float" office:value="4.7125244140625" calcext:value-type="float">
            <text:p>4,71252</text:p>
          </table:table-cell>
          <table:table-cell table:style-name="ce2" table:formula="of:=[.X3]*POWER(2;-13)" office:value-type="float" office:value="5.2359619140625" calcext:value-type="float">
            <text:p>5,23596</text:p>
          </table:table-cell>
          <table:table-cell table:style-name="ce2" table:formula="of:=[.Y3]*POWER(2;-13)" office:value-type="float" office:value="5.7596435546875" calcext:value-type="float">
            <text:p>5,75964</text:p>
          </table:table-cell>
          <table:table-cell table:style-name="ce2" table:formula="of:=[.Z3]*POWER(2;-13)" office:value-type="float" office:value="6.282958984375" calcext:value-type="float">
            <text:p>6,28296</text:p>
          </table:table-cell>
          <table:table-cell table:style-name="ce2" table:formula="of:=[.AA3]*POWER(2;-13)" office:value-type="float" office:value="6.2830810546875" calcext:value-type="float">
            <text:p>6,28308</text:p>
          </table:table-cell>
          <table:table-cell table:style-name="ce2" table:formula="of:=[.AB3]*POWER(2;-13)" office:value-type="float" office:value="6.283203125" calcext:value-type="float">
            <text:p>6,283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</text:p>
          </table:table-cell>
          <table:table-cell table:style-name="ce2" table:formula="of:=COS([.C4])" office:value-type="float" office:value="1" calcext:value-type="float">
            <text:p>1,00000</text:p>
          </table:table-cell>
          <table:table-cell table:style-name="ce2" table:formula="of:=COS([.D4])" office:value-type="float" office:value="0.999999992549419" calcext:value-type="float">
            <text:p>1,00000</text:p>
          </table:table-cell>
          <table:table-cell table:style-name="ce2" table:formula="of:=COS([.E4])" office:value-type="float" office:value="0.999999970197678" calcext:value-type="float">
            <text:p>1,00000</text:p>
          </table:table-cell>
          <table:table-cell table:style-name="ce2" table:formula="of:=COS([.F4])" office:value-type="float" office:value="0.999999932944775" calcext:value-type="float">
            <text:p>1,00000</text:p>
          </table:table-cell>
          <table:table-cell table:style-name="ce2" table:formula="of:=COS([.G4])" office:value-type="float" office:value="0.923879106349172" calcext:value-type="float">
            <text:p>0,92388</text:p>
          </table:table-cell>
          <table:table-cell table:style-name="ce2" table:formula="of:=COS([.H4])" office:value-type="float" office:value="0.866045005761769" calcext:value-type="float">
            <text:p>0,86605</text:p>
          </table:table-cell>
          <table:table-cell table:style-name="ce2" table:formula="of:=COS([.I4])" office:value-type="float" office:value="0.707105206297089" calcext:value-type="float">
            <text:p>0,70711</text:p>
          </table:table-cell>
          <table:table-cell table:style-name="ce2" table:formula="of:=COS([.J4])" office:value-type="float" office:value="0.499962189078725" calcext:value-type="float">
            <text:p>0,49996</text:p>
          </table:table-cell>
          <table:table-cell table:style-name="ce2" table:formula="of:=COS([.K4])" office:value-type="float" office:value="0.38268034582803" calcext:value-type="float">
            <text:p>0,38268</text:p>
          </table:table-cell>
          <table:table-cell table:style-name="ce2" table:formula="of:=COS([.L4])" office:value-type="float" office:value="0.000117615857125446" calcext:value-type="float">
            <text:p>0,00012</text:p>
          </table:table-cell>
          <table:table-cell table:style-name="ce2" table:formula="of:=COS([.M4])" office:value-type="float" office:value="-0.00000445445510336604" calcext:value-type="float">
            <text:p>0,00000</text:p>
          </table:table-cell>
          <table:table-cell table:style-name="ce2" table:formula="of:=COS([.N4])" office:value-type="float" office:value="-0.000126524767265802" calcext:value-type="float">
            <text:p>-0,00013</text:p>
          </table:table-cell>
          <table:table-cell table:style-name="ce2" table:formula="of:=COS([.O4])" office:value-type="float" office:value="-0.382688576584031" calcext:value-type="float">
            <text:p>-0,38269</text:p>
          </table:table-cell>
          <table:table-cell table:style-name="ce2" table:formula="of:=COS([.P4])" office:value-type="float" office:value="-0.999999993597248" calcext:value-type="float">
            <text:p>-1,00000</text:p>
          </table:table-cell>
          <table:table-cell table:style-name="ce2" table:formula="of:=COS([.Q4])" office:value-type="float" office:value="-0.999999999960316" calcext:value-type="float">
            <text:p>-1,00000</text:p>
          </table:table-cell>
          <table:table-cell table:style-name="ce2" table:formula="of:=COS([.R4])" office:value-type="float" office:value="-0.999999991422222" calcext:value-type="float">
            <text:p>-1,00000</text:p>
          </table:table-cell>
          <table:table-cell table:style-name="ce2" table:formula="of:=COS([.S4])" office:value-type="float" office:value="-0.707098906704177" calcext:value-type="float">
            <text:p>-0,70710</text:p>
          </table:table-cell>
          <table:table-cell table:style-name="ce2" table:formula="of:=COS([.T4])" office:value-type="float" office:value="-0.382672115041657" calcext:value-type="float">
            <text:p>-0,38267</text:p>
          </table:table-cell>
          <table:table-cell table:style-name="ce2" table:formula="of:=COS([.U4])" office:value-type="float" office:value="-0.000108706946975756" calcext:value-type="float">
            <text:p>-0,00011</text:p>
          </table:table-cell>
          <table:table-cell table:style-name="ce2" table:formula="of:=COS([.V4])" office:value-type="float" office:value="0.0000133633653097446" calcext:value-type="float">
            <text:p>0,00001</text:p>
          </table:table-cell>
          <table:table-cell table:style-name="ce2" table:formula="of:=COS([.W4])" office:value-type="float" office:value="0.000135433677396115" calcext:value-type="float">
            <text:p>0,00014</text:p>
          </table:table-cell>
          <table:table-cell table:style-name="ce2" table:formula="of:=COS([.X4])" office:value-type="float" office:value="0.499977620073425" calcext:value-type="float">
            <text:p>0,49998</text:p>
          </table:table-cell>
          <table:table-cell table:style-name="ce2" table:formula="of:=COS([.Y4])" office:value-type="float" office:value="0.86605391392953" calcext:value-type="float">
            <text:p>0,86605</text:p>
          </table:table-cell>
          <table:table-cell table:style-name="ce2" table:formula="of:=COS([.Z4])" office:value-type="float" office:value="0.999999974388994" calcext:value-type="float">
            <text:p>1,00000</text:p>
          </table:table-cell>
          <table:table-cell table:style-name="ce2" table:formula="of:=COS([.AA4])" office:value-type="float" office:value="0.999999994565709" calcext:value-type="float">
            <text:p>1,00000</text:p>
          </table:table-cell>
          <table:table-cell table:style-name="ce2" table:formula="of:=COS([.AB4])" office:value-type="float" office:value="0.999999999841263" calcext:value-type="float">
            <text:p>1,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</text:p>
          </table:table-cell>
          <table:table-cell table:style-name="ce2" table:formula="of:=SIN([.C4])" office:value-type="float" office:value="0" calcext:value-type="float">
            <text:p>0,00000</text:p>
          </table:table-cell>
          <table:table-cell table:style-name="ce2" table:formula="of:=SIN([.D4])" office:value-type="float" office:value="0.000122070312196835" calcext:value-type="float">
            <text:p>0,00012</text:p>
          </table:table-cell>
          <table:table-cell table:style-name="ce2" table:formula="of:=SIN([.E4])" office:value-type="float" office:value="0.000244140622574681" calcext:value-type="float">
            <text:p>0,00024</text:p>
          </table:table-cell>
          <table:table-cell table:style-name="ce2" table:formula="of:=SIN([.F4])" office:value-type="float" office:value="0.000366210929314548" calcext:value-type="float">
            <text:p>0,00037</text:p>
          </table:table-cell>
          <table:table-cell table:style-name="ce2" table:formula="of:=SIN([.G4])" office:value-type="float" office:value="0.382684461209827" calcext:value-type="float">
            <text:p>0,38268</text:p>
          </table:table-cell>
          <table:table-cell table:style-name="ce2" table:formula="of:=SIN([.H4])" office:value-type="float" office:value="0.499966046842281" calcext:value-type="float">
            <text:p>0,49997</text:p>
          </table:table-cell>
          <table:table-cell table:style-name="ce2" table:formula="of:=SIN([.I4])" office:value-type="float" office:value="0.707108356072499" calcext:value-type="float">
            <text:p>0,70711</text:p>
          </table:table-cell>
          <table:table-cell table:style-name="ce2" table:formula="of:=SIN([.J4])" office:value-type="float" office:value="0.866047232829486" calcext:value-type="float">
            <text:p>0,86605</text:p>
          </table:table-cell>
          <table:table-cell table:style-name="ce2" table:formula="of:=SIN([.K4])" office:value-type="float" office:value="0.923880810990757" calcext:value-type="float">
            <text:p>0,92388</text:p>
          </table:table-cell>
          <table:table-cell table:style-name="ce2" table:formula="of:=SIN([.L4])" office:value-type="float" office:value="0.999999993083255" calcext:value-type="float">
            <text:p>1,00000</text:p>
          </table:table-cell>
          <table:table-cell table:style-name="ce2" table:formula="of:=SIN([.M4])" office:value-type="float" office:value="0.999999999990079" calcext:value-type="float">
            <text:p>1,00000</text:p>
          </table:table-cell>
          <table:table-cell table:style-name="ce2" table:formula="of:=SIN([.N4])" office:value-type="float" office:value="0.999999991995742" calcext:value-type="float">
            <text:p>1,00000</text:p>
          </table:table-cell>
          <table:table-cell table:style-name="ce2" table:formula="of:=SIN([.O4])" office:value-type="float" office:value="0.923877401689255" calcext:value-type="float">
            <text:p>0,92388</text:p>
          </table:table-cell>
          <table:table-cell table:style-name="ce2" table:formula="of:=SIN([.P4])" office:value-type="float" office:value="0.000113161402051724" calcext:value-type="float">
            <text:p>0,00011</text:p>
          </table:table-cell>
          <table:table-cell table:style-name="ce2" table:formula="of:=SIN([.Q4])" office:value-type="float" office:value="-0.00000890891020664369" calcext:value-type="float">
            <text:p>-0,00001</text:p>
          </table:table-cell>
          <table:table-cell table:style-name="ce2" table:formula="of:=SIN([.R4])" office:value-type="float" office:value="-0.000130979222332258" calcext:value-type="float">
            <text:p>-0,00013</text:p>
          </table:table-cell>
          <table:table-cell table:style-name="ce2" table:formula="of:=SIN([.S4])" office:value-type="float" office:value="-0.707114655581227" calcext:value-type="float">
            <text:p>-0,70711</text:p>
          </table:table-cell>
          <table:table-cell table:style-name="ce2" table:formula="of:=SIN([.T4])" office:value-type="float" office:value="-0.923884220218932" calcext:value-type="float">
            <text:p>-0,92388</text:p>
          </table:table-cell>
          <table:table-cell table:style-name="ce2" table:formula="of:=SIN([.U4])" office:value-type="float" office:value="-0.9999999940914" calcext:value-type="float">
            <text:p>-1,00000</text:p>
          </table:table-cell>
          <table:table-cell table:style-name="ce2" table:formula="of:=SIN([.V4])" office:value-type="float" office:value="-0.99999999991071" calcext:value-type="float">
            <text:p>-1,00000</text:p>
          </table:table-cell>
          <table:table-cell table:style-name="ce2" table:formula="of:=SIN([.W4])" office:value-type="float" office:value="-0.999999990828859" calcext:value-type="float">
            <text:p>-1,00000</text:p>
          </table:table-cell>
          <table:table-cell table:style-name="ce2" table:formula="of:=SIN([.X4])" office:value-type="float" office:value="-0.866038324455514" calcext:value-type="float">
            <text:p>-0,86604</text:p>
          </table:table-cell>
          <table:table-cell table:style-name="ce2" table:formula="of:=SIN([.Y4])" office:value-type="float" office:value="-0.499950615728536" calcext:value-type="float">
            <text:p>-0,49995</text:p>
          </table:table-cell>
          <table:table-cell table:style-name="ce2" table:formula="of:=SIN([.Z4])" office:value-type="float" office:value="-0.000226322802654359" calcext:value-type="float">
            <text:p>-0,00023</text:p>
          </table:table-cell>
          <table:table-cell table:style-name="ce2" table:formula="of:=SIN([.AA4])" office:value-type="float" office:value="-0.000104252491897631" calcext:value-type="float">
            <text:p>-0,00010</text:p>
          </table:table-cell>
          <table:table-cell table:style-name="ce2" table:formula="of:=SIN([.AB4])" office:value-type="float" office:value="0.0000178178204125803" calcext:value-type="float">
            <text:p>0,00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</text:p>
          </table:table-cell>
          <table:table-cell table:formula="of:=ROUNDDOWN([.C5]/POWER(2;-14))" office:value-type="float" office:value="16384" calcext:value-type="float">
            <text:p>16384</text:p>
          </table:table-cell>
          <table:table-cell table:formula="of:=ROUNDDOWN([.D5]/POWER(2;-14))" office:value-type="float" office:value="16383" calcext:value-type="float">
            <text:p>16383</text:p>
          </table:table-cell>
          <table:table-cell table:formula="of:=ROUNDDOWN([.E5]/POWER(2;-14))" office:value-type="float" office:value="16383" calcext:value-type="float">
            <text:p>16383</text:p>
          </table:table-cell>
          <table:table-cell table:formula="of:=ROUNDDOWN([.F5]/POWER(2;-14))" office:value-type="float" office:value="16383" calcext:value-type="float">
            <text:p>16383</text:p>
          </table:table-cell>
          <table:table-cell table:formula="of:=ROUNDDOWN([.G5]/POWER(2;-14))" office:value-type="float" office:value="15136" calcext:value-type="float">
            <text:p>15136</text:p>
          </table:table-cell>
          <table:table-cell table:formula="of:=ROUNDDOWN([.H5]/POWER(2;-14))" office:value-type="float" office:value="14189" calcext:value-type="float">
            <text:p>14189</text:p>
          </table:table-cell>
          <table:table-cell table:formula="of:=ROUNDDOWN([.I5]/POWER(2;-14))" office:value-type="float" office:value="11585" calcext:value-type="float">
            <text:p>11585</text:p>
          </table:table-cell>
          <table:table-cell table:formula="of:=ROUNDDOWN([.J5]/POWER(2;-14))" office:value-type="float" office:value="8191" calcext:value-type="float">
            <text:p>8191</text:p>
          </table:table-cell>
          <table:table-cell table:formula="of:=ROUNDDOWN([.K5]/POWER(2;-14))" office:value-type="float" office:value="6269" calcext:value-type="float">
            <text:p>6269</text:p>
          </table:table-cell>
          <table:table-cell table:formula="of:=ROUNDDOWN([.L5]/POWER(2;-14))" office:value-type="float" office:value="1" calcext:value-type="float">
            <text:p>1</text:p>
          </table:table-cell>
          <table:table-cell table:formula="of:=ROUNDDOWN([.M5]/POWER(2;-14))" office:value-type="float" office:value="-0" calcext:value-type="float">
            <text:p>0</text:p>
          </table:table-cell>
          <table:table-cell table:formula="of:=ROUNDDOWN([.N5]/POWER(2;-14))" office:value-type="float" office:value="-2" calcext:value-type="float">
            <text:p>-2</text:p>
          </table:table-cell>
          <table:table-cell table:formula="of:=ROUNDDOWN([.O5]/POWER(2;-14))" office:value-type="float" office:value="-6269" calcext:value-type="float">
            <text:p>-6269</text:p>
          </table:table-cell>
          <table:table-cell table:formula="of:=ROUNDDOWN([.P5]/POWER(2;-14))" office:value-type="float" office:value="-16383" calcext:value-type="float">
            <text:p>-16383</text:p>
          </table:table-cell>
          <table:table-cell table:formula="of:=ROUNDDOWN([.Q5]/POWER(2;-14))" office:value-type="float" office:value="-16383" calcext:value-type="float">
            <text:p>-16383</text:p>
          </table:table-cell>
          <table:table-cell table:formula="of:=ROUNDDOWN([.R5]/POWER(2;-14))" office:value-type="float" office:value="-16383" calcext:value-type="float">
            <text:p>-16383</text:p>
          </table:table-cell>
          <table:table-cell table:formula="of:=ROUNDDOWN([.S5]/POWER(2;-14))" office:value-type="float" office:value="-11585" calcext:value-type="float">
            <text:p>-11585</text:p>
          </table:table-cell>
          <table:table-cell table:formula="of:=ROUNDDOWN([.T5]/POWER(2;-14))" office:value-type="float" office:value="-6269" calcext:value-type="float">
            <text:p>-6269</text:p>
          </table:table-cell>
          <table:table-cell table:formula="of:=ROUNDDOWN([.U5]/POWER(2;-14))" office:value-type="float" office:value="-1" calcext:value-type="float">
            <text:p>-1</text:p>
          </table:table-cell>
          <table:table-cell table:formula="of:=ROUNDDOWN([.V5]/POWER(2;-14))" office:value-type="float" office:value="0" calcext:value-type="float">
            <text:p>0</text:p>
          </table:table-cell>
          <table:table-cell table:formula="of:=ROUNDDOWN([.W5]/POWER(2;-14))" office:value-type="float" office:value="2" calcext:value-type="float">
            <text:p>2</text:p>
          </table:table-cell>
          <table:table-cell table:formula="of:=ROUNDDOWN([.X5]/POWER(2;-14))" office:value-type="float" office:value="8191" calcext:value-type="float">
            <text:p>8191</text:p>
          </table:table-cell>
          <table:table-cell table:formula="of:=ROUNDDOWN([.Y5]/POWER(2;-14))" office:value-type="float" office:value="14189" calcext:value-type="float">
            <text:p>14189</text:p>
          </table:table-cell>
          <table:table-cell table:formula="of:=ROUNDDOWN([.Z5]/POWER(2;-14))" office:value-type="float" office:value="16383" calcext:value-type="float">
            <text:p>16383</text:p>
          </table:table-cell>
          <table:table-cell table:formula="of:=ROUNDDOWN([.AA5]/POWER(2;-14))" office:value-type="float" office:value="16383" calcext:value-type="float">
            <text:p>16383</text:p>
          </table:table-cell>
          <table:table-cell table:formula="of:=ROUNDDOWN([.AB5]/POWER(2;-14))" office:value-type="float" office:value="16383" calcext:value-type="float">
            <text:p>163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</text:p>
          </table:table-cell>
          <table:table-cell table:formula="of:=ROUNDDOWN([.C6]/POWER(2;-14))" office:value-type="float" office:value="0" calcext:value-type="float">
            <text:p>0</text:p>
          </table:table-cell>
          <table:table-cell table:formula="of:=ROUNDDOWN([.D6]/POWER(2;-14))" office:value-type="float" office:value="1" calcext:value-type="float">
            <text:p>1</text:p>
          </table:table-cell>
          <table:table-cell table:formula="of:=ROUNDDOWN([.E6]/POWER(2;-14))" office:value-type="float" office:value="3" calcext:value-type="float">
            <text:p>3</text:p>
          </table:table-cell>
          <table:table-cell table:formula="of:=ROUNDDOWN([.F6]/POWER(2;-14))" office:value-type="float" office:value="5" calcext:value-type="float">
            <text:p>5</text:p>
          </table:table-cell>
          <table:table-cell table:formula="of:=ROUNDDOWN([.G6]/POWER(2;-14))" office:value-type="float" office:value="6269" calcext:value-type="float">
            <text:p>6269</text:p>
          </table:table-cell>
          <table:table-cell table:formula="of:=ROUNDDOWN([.H6]/POWER(2;-14))" office:value-type="float" office:value="8191" calcext:value-type="float">
            <text:p>8191</text:p>
          </table:table-cell>
          <table:table-cell table:formula="of:=ROUNDDOWN([.I6]/POWER(2;-14))" office:value-type="float" office:value="11585" calcext:value-type="float">
            <text:p>11585</text:p>
          </table:table-cell>
          <table:table-cell table:formula="of:=ROUNDDOWN([.J6]/POWER(2;-14))" office:value-type="float" office:value="14189" calcext:value-type="float">
            <text:p>14189</text:p>
          </table:table-cell>
          <table:table-cell table:formula="of:=ROUNDDOWN([.K6]/POWER(2;-14))" office:value-type="float" office:value="15136" calcext:value-type="float">
            <text:p>15136</text:p>
          </table:table-cell>
          <table:table-cell table:formula="of:=ROUNDDOWN([.L6]/POWER(2;-14))" office:value-type="float" office:value="16383" calcext:value-type="float">
            <text:p>16383</text:p>
          </table:table-cell>
          <table:table-cell table:formula="of:=ROUNDDOWN([.M6]/POWER(2;-14))" office:value-type="float" office:value="16383" calcext:value-type="float">
            <text:p>16383</text:p>
          </table:table-cell>
          <table:table-cell table:formula="of:=ROUNDDOWN([.N6]/POWER(2;-14))" office:value-type="float" office:value="16383" calcext:value-type="float">
            <text:p>16383</text:p>
          </table:table-cell>
          <table:table-cell table:formula="of:=ROUNDDOWN([.O6]/POWER(2;-14))" office:value-type="float" office:value="15136" calcext:value-type="float">
            <text:p>15136</text:p>
          </table:table-cell>
          <table:table-cell table:formula="of:=ROUNDDOWN([.P6]/POWER(2;-14))" office:value-type="float" office:value="1" calcext:value-type="float">
            <text:p>1</text:p>
          </table:table-cell>
          <table:table-cell table:formula="of:=ROUNDDOWN([.Q6]/POWER(2;-14))" office:value-type="float" office:value="-0" calcext:value-type="float">
            <text:p>0</text:p>
          </table:table-cell>
          <table:table-cell table:formula="of:=ROUNDDOWN([.R6]/POWER(2;-14))" office:value-type="float" office:value="-2" calcext:value-type="float">
            <text:p>-2</text:p>
          </table:table-cell>
          <table:table-cell table:formula="of:=ROUNDDOWN([.S6]/POWER(2;-14))" office:value-type="float" office:value="-11585" calcext:value-type="float">
            <text:p>-11585</text:p>
          </table:table-cell>
          <table:table-cell table:formula="of:=ROUNDDOWN([.T6]/POWER(2;-14))" office:value-type="float" office:value="-15136" calcext:value-type="float">
            <text:p>-15136</text:p>
          </table:table-cell>
          <table:table-cell table:formula="of:=ROUNDDOWN([.U6]/POWER(2;-14))" office:value-type="float" office:value="-16383" calcext:value-type="float">
            <text:p>-16383</text:p>
          </table:table-cell>
          <table:table-cell table:formula="of:=ROUNDDOWN([.V6]/POWER(2;-14))" office:value-type="float" office:value="-16383" calcext:value-type="float">
            <text:p>-16383</text:p>
          </table:table-cell>
          <table:table-cell table:formula="of:=ROUNDDOWN([.W6]/POWER(2;-14))" office:value-type="float" office:value="-16383" calcext:value-type="float">
            <text:p>-16383</text:p>
          </table:table-cell>
          <table:table-cell table:formula="of:=ROUNDDOWN([.X6]/POWER(2;-14))" office:value-type="float" office:value="-14189" calcext:value-type="float">
            <text:p>-14189</text:p>
          </table:table-cell>
          <table:table-cell table:formula="of:=ROUNDDOWN([.Y6]/POWER(2;-14))" office:value-type="float" office:value="-8191" calcext:value-type="float">
            <text:p>-8191</text:p>
          </table:table-cell>
          <table:table-cell table:formula="of:=ROUNDDOWN([.Z6]/POWER(2;-14))" office:value-type="float" office:value="-3" calcext:value-type="float">
            <text:p>-3</text:p>
          </table:table-cell>
          <table:table-cell table:formula="of:=ROUNDDOWN([.AA6]/POWER(2;-14))" office:value-type="float" office:value="-1" calcext:value-type="float">
            <text:p>-1</text:p>
          </table:table-cell>
          <table:table-cell table:formula="of:=ROUNDDOWN([.AB6]/POWER(2;-14))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table:formula="of:=CONCATENATE(&quot;= { &quot;;[.C3];&quot;, &quot;)" office:value-type="string" office:string-value="= { 0, " calcext:value-type="string">
            <text:p>= { 0, </text:p>
          </table:table-cell>
          <table:table-cell table:formula="of:=CONCATENATE([.D3];&quot;, &quot;)" office:value-type="string" office:string-value="1, " calcext:value-type="string">
            <text:p>1, </text:p>
          </table:table-cell>
          <table:table-cell table:formula="of:=CONCATENATE([.E3];&quot;, &quot;)" office:value-type="string" office:string-value="2, " calcext:value-type="string">
            <text:p>2, </text:p>
          </table:table-cell>
          <table:table-cell table:formula="of:=CONCATENATE([.F3];&quot;, &quot;)" office:value-type="string" office:string-value="3, " calcext:value-type="string">
            <text:p>3, </text:p>
          </table:table-cell>
          <table:table-cell table:formula="of:=CONCATENATE([.G3];&quot;, &quot;)" office:value-type="string" office:string-value="3217, " calcext:value-type="string">
            <text:p>3217, </text:p>
          </table:table-cell>
          <table:table-cell table:formula="of:=CONCATENATE([.H3];&quot;, &quot;)" office:value-type="string" office:string-value="4289, " calcext:value-type="string">
            <text:p>4289, </text:p>
          </table:table-cell>
          <table:table-cell table:formula="of:=CONCATENATE([.I3];&quot;, &quot;)" office:value-type="string" office:string-value="6434, " calcext:value-type="string">
            <text:p>6434, </text:p>
          </table:table-cell>
          <table:table-cell table:formula="of:=CONCATENATE([.J3];&quot;, &quot;)" office:value-type="string" office:string-value="8579, " calcext:value-type="string">
            <text:p>8579, </text:p>
          </table:table-cell>
          <table:table-cell table:formula="of:=CONCATENATE([.K3];&quot;, &quot;)" office:value-type="string" office:string-value="9651, " calcext:value-type="string">
            <text:p>9651, </text:p>
          </table:table-cell>
          <table:table-cell table:formula="of:=CONCATENATE([.L3];&quot;, &quot;)" office:value-type="string" office:string-value="12867, " calcext:value-type="string">
            <text:p>12867, </text:p>
          </table:table-cell>
          <table:table-cell table:formula="of:=CONCATENATE([.M3];&quot;, &quot;)" office:value-type="string" office:string-value="12868, " calcext:value-type="string">
            <text:p>12868, </text:p>
          </table:table-cell>
          <table:table-cell table:formula="of:=CONCATENATE([.N3];&quot;, &quot;)" office:value-type="string" office:string-value="12869, " calcext:value-type="string">
            <text:p>12869, </text:p>
          </table:table-cell>
          <table:table-cell table:formula="of:=CONCATENATE([.O3];&quot;, &quot;)" office:value-type="string" office:string-value="16085, " calcext:value-type="string">
            <text:p>16085, </text:p>
          </table:table-cell>
          <table:table-cell table:formula="of:=CONCATENATE([.P3];&quot;, &quot;)" office:value-type="string" office:string-value="25735, " calcext:value-type="string">
            <text:p>25735, </text:p>
          </table:table-cell>
          <table:table-cell table:formula="of:=CONCATENATE([.Q3];&quot;, &quot;)" office:value-type="string" office:string-value="25736, " calcext:value-type="string">
            <text:p>25736, </text:p>
          </table:table-cell>
          <table:table-cell table:formula="of:=CONCATENATE([.R3];&quot;, &quot;)" office:value-type="string" office:string-value="25737, " calcext:value-type="string">
            <text:p>25737, </text:p>
          </table:table-cell>
          <table:table-cell table:formula="of:=CONCATENATE([.S3];&quot;, &quot;)" office:value-type="string" office:string-value="32170, " calcext:value-type="string">
            <text:p>32170, </text:p>
          </table:table-cell>
          <table:table-cell table:formula="of:=CONCATENATE([.T3];&quot;, &quot;)" office:value-type="string" office:string-value="35387, " calcext:value-type="string">
            <text:p>35387, </text:p>
          </table:table-cell>
          <table:table-cell table:formula="of:=CONCATENATE([.U3];&quot;, &quot;)" office:value-type="string" office:string-value="38603, " calcext:value-type="string">
            <text:p>38603, </text:p>
          </table:table-cell>
          <table:table-cell table:formula="of:=CONCATENATE([.V3];&quot;, &quot;)" office:value-type="string" office:string-value="38604, " calcext:value-type="string">
            <text:p>38604, </text:p>
          </table:table-cell>
          <table:table-cell table:formula="of:=CONCATENATE([.W3];&quot;, &quot;)" office:value-type="string" office:string-value="38605, " calcext:value-type="string">
            <text:p>38605, </text:p>
          </table:table-cell>
          <table:table-cell table:formula="of:=CONCATENATE([.X3];&quot;, &quot;)" office:value-type="string" office:string-value="42893, " calcext:value-type="string">
            <text:p>42893, </text:p>
          </table:table-cell>
          <table:table-cell table:formula="of:=CONCATENATE([.Y3];&quot;, &quot;)" office:value-type="string" office:string-value="47183, " calcext:value-type="string">
            <text:p>47183, </text:p>
          </table:table-cell>
          <table:table-cell table:formula="of:=CONCATENATE([.Z3];&quot;, &quot;)" office:value-type="string" office:string-value="51470, " calcext:value-type="string">
            <text:p>51470, </text:p>
          </table:table-cell>
          <table:table-cell table:formula="of:=CONCATENATE([.AA3];&quot;, &quot;)" office:value-type="string" office:string-value="51471, " calcext:value-type="string">
            <text:p>51471, </text:p>
          </table:table-cell>
          <table:table-cell table:formula="of:=CONCATENATE([.AB3];&quot; };&quot;)" office:value-type="string" office:string-value="51472 };" calcext:value-type="string">
            <text:p>51472 };</text:p>
          </table:table-cell>
          <table:table-cell/>
        </table:table-row>
        <table:table-row table:style-name="ro1">
          <table:table-cell table:number-columns-repeated="2"/>
          <table:table-cell table:formula="of:=CONCATENATE(&quot;= { &quot;;[.C7];&quot;, &quot;)" office:value-type="string" office:string-value="= { 16384, " calcext:value-type="string">
            <text:p>= { 16384, </text:p>
          </table:table-cell>
          <table:table-cell table:formula="of:=CONCATENATE([.D7];&quot;, &quot;)" office:value-type="string" office:string-value="16383, " calcext:value-type="string">
            <text:p>16383, </text:p>
          </table:table-cell>
          <table:table-cell table:formula="of:=CONCATENATE([.E7];&quot;, &quot;)" office:value-type="string" office:string-value="16383, " calcext:value-type="string">
            <text:p>16383, </text:p>
          </table:table-cell>
          <table:table-cell table:formula="of:=CONCATENATE([.F7];&quot;, &quot;)" office:value-type="string" office:string-value="16383, " calcext:value-type="string">
            <text:p>16383, </text:p>
          </table:table-cell>
          <table:table-cell table:formula="of:=CONCATENATE([.G7];&quot;, &quot;)" office:value-type="string" office:string-value="15136, " calcext:value-type="string">
            <text:p>15136, </text:p>
          </table:table-cell>
          <table:table-cell table:formula="of:=CONCATENATE([.H7];&quot;, &quot;)" office:value-type="string" office:string-value="14189, " calcext:value-type="string">
            <text:p>14189, </text:p>
          </table:table-cell>
          <table:table-cell table:formula="of:=CONCATENATE([.I7];&quot;, &quot;)" office:value-type="string" office:string-value="11585, " calcext:value-type="string">
            <text:p>11585, </text:p>
          </table:table-cell>
          <table:table-cell table:formula="of:=CONCATENATE([.J7];&quot;, &quot;)" office:value-type="string" office:string-value="8191, " calcext:value-type="string">
            <text:p>8191, </text:p>
          </table:table-cell>
          <table:table-cell table:formula="of:=CONCATENATE([.K7];&quot;, &quot;)" office:value-type="string" office:string-value="6269, " calcext:value-type="string">
            <text:p>6269, </text:p>
          </table:table-cell>
          <table:table-cell table:formula="of:=CONCATENATE([.L7];&quot;, &quot;)" office:value-type="string" office:string-value="1, " calcext:value-type="string">
            <text:p>1, </text:p>
          </table:table-cell>
          <table:table-cell table:formula="of:=CONCATENATE([.M7];&quot;, &quot;)" office:value-type="string" office:string-value="0, " calcext:value-type="string">
            <text:p>0, </text:p>
          </table:table-cell>
          <table:table-cell table:formula="of:=CONCATENATE([.N7];&quot;, &quot;)" office:value-type="string" office:string-value="-2, " calcext:value-type="string">
            <text:p>-2, </text:p>
          </table:table-cell>
          <table:table-cell table:formula="of:=CONCATENATE([.O7];&quot;, &quot;)" office:value-type="string" office:string-value="-6269, " calcext:value-type="string">
            <text:p>-6269, </text:p>
          </table:table-cell>
          <table:table-cell table:formula="of:=CONCATENATE([.P7];&quot;, &quot;)" office:value-type="string" office:string-value="-16383, " calcext:value-type="string">
            <text:p>-16383, </text:p>
          </table:table-cell>
          <table:table-cell table:formula="of:=CONCATENATE([.Q7];&quot;, &quot;)" office:value-type="string" office:string-value="-16383, " calcext:value-type="string">
            <text:p>-16383, </text:p>
          </table:table-cell>
          <table:table-cell table:formula="of:=CONCATENATE([.R7];&quot;, &quot;)" office:value-type="string" office:string-value="-16383, " calcext:value-type="string">
            <text:p>-16383, </text:p>
          </table:table-cell>
          <table:table-cell table:formula="of:=CONCATENATE([.S7];&quot;, &quot;)" office:value-type="string" office:string-value="-11585, " calcext:value-type="string">
            <text:p>-11585, </text:p>
          </table:table-cell>
          <table:table-cell table:formula="of:=CONCATENATE([.T7];&quot;, &quot;)" office:value-type="string" office:string-value="-6269, " calcext:value-type="string">
            <text:p>-6269, </text:p>
          </table:table-cell>
          <table:table-cell table:formula="of:=CONCATENATE([.U7];&quot;, &quot;)" office:value-type="string" office:string-value="-1, " calcext:value-type="string">
            <text:p>-1, </text:p>
          </table:table-cell>
          <table:table-cell table:formula="of:=CONCATENATE([.V7];&quot;, &quot;)" office:value-type="string" office:string-value="0, " calcext:value-type="string">
            <text:p>0, </text:p>
          </table:table-cell>
          <table:table-cell table:formula="of:=CONCATENATE([.W7];&quot;, &quot;)" office:value-type="string" office:string-value="2, " calcext:value-type="string">
            <text:p>2, </text:p>
          </table:table-cell>
          <table:table-cell table:formula="of:=CONCATENATE([.X7];&quot;, &quot;)" office:value-type="string" office:string-value="8191, " calcext:value-type="string">
            <text:p>8191, </text:p>
          </table:table-cell>
          <table:table-cell table:formula="of:=CONCATENATE([.Y7];&quot;, &quot;)" office:value-type="string" office:string-value="14189, " calcext:value-type="string">
            <text:p>14189, </text:p>
          </table:table-cell>
          <table:table-cell table:formula="of:=CONCATENATE([.Z7];&quot;, &quot;)" office:value-type="string" office:string-value="16383, " calcext:value-type="string">
            <text:p>16383, </text:p>
          </table:table-cell>
          <table:table-cell table:formula="of:=CONCATENATE([.AA7];&quot;, &quot;)" office:value-type="string" office:string-value="16383, " calcext:value-type="string">
            <text:p>16383, </text:p>
          </table:table-cell>
          <table:table-cell table:formula="of:=CONCATENATE([.AB7];&quot; };&quot;)" office:value-type="string" office:string-value="16383 };" calcext:value-type="string">
            <text:p>16383 };</text:p>
          </table:table-cell>
          <table:table-cell/>
        </table:table-row>
        <table:table-row table:style-name="ro1">
          <table:table-cell table:number-columns-repeated="2"/>
          <table:table-cell table:formula="of:=CONCATENATE(&quot;= { &quot;;[.C8];&quot;, &quot;)" office:value-type="string" office:string-value="= { 0, " calcext:value-type="string">
            <text:p>= { 0, </text:p>
          </table:table-cell>
          <table:table-cell table:formula="of:=CONCATENATE([.D8];&quot;, &quot;)" office:value-type="string" office:string-value="1, " calcext:value-type="string">
            <text:p>1, </text:p>
          </table:table-cell>
          <table:table-cell table:formula="of:=CONCATENATE([.E8];&quot;, &quot;)" office:value-type="string" office:string-value="3, " calcext:value-type="string">
            <text:p>3, </text:p>
          </table:table-cell>
          <table:table-cell table:formula="of:=CONCATENATE([.F8];&quot;, &quot;)" office:value-type="string" office:string-value="5, " calcext:value-type="string">
            <text:p>5, </text:p>
          </table:table-cell>
          <table:table-cell table:formula="of:=CONCATENATE([.G8];&quot;, &quot;)" office:value-type="string" office:string-value="6269, " calcext:value-type="string">
            <text:p>6269, </text:p>
          </table:table-cell>
          <table:table-cell table:formula="of:=CONCATENATE([.H8];&quot;, &quot;)" office:value-type="string" office:string-value="8191, " calcext:value-type="string">
            <text:p>8191, </text:p>
          </table:table-cell>
          <table:table-cell table:formula="of:=CONCATENATE([.I8];&quot;, &quot;)" office:value-type="string" office:string-value="11585, " calcext:value-type="string">
            <text:p>11585, </text:p>
          </table:table-cell>
          <table:table-cell table:formula="of:=CONCATENATE([.J8];&quot;, &quot;)" office:value-type="string" office:string-value="14189, " calcext:value-type="string">
            <text:p>14189, </text:p>
          </table:table-cell>
          <table:table-cell table:formula="of:=CONCATENATE([.K8];&quot;, &quot;)" office:value-type="string" office:string-value="15136, " calcext:value-type="string">
            <text:p>15136, </text:p>
          </table:table-cell>
          <table:table-cell table:formula="of:=CONCATENATE([.L8];&quot;, &quot;)" office:value-type="string" office:string-value="16383, " calcext:value-type="string">
            <text:p>16383, </text:p>
          </table:table-cell>
          <table:table-cell table:formula="of:=CONCATENATE([.M8];&quot;, &quot;)" office:value-type="string" office:string-value="16383, " calcext:value-type="string">
            <text:p>16383, </text:p>
          </table:table-cell>
          <table:table-cell table:formula="of:=CONCATENATE([.N8];&quot;, &quot;)" office:value-type="string" office:string-value="16383, " calcext:value-type="string">
            <text:p>16383, </text:p>
          </table:table-cell>
          <table:table-cell table:formula="of:=CONCATENATE([.O8];&quot;, &quot;)" office:value-type="string" office:string-value="15136, " calcext:value-type="string">
            <text:p>15136, </text:p>
          </table:table-cell>
          <table:table-cell table:formula="of:=CONCATENATE([.P8];&quot;, &quot;)" office:value-type="string" office:string-value="1, " calcext:value-type="string">
            <text:p>1, </text:p>
          </table:table-cell>
          <table:table-cell table:formula="of:=CONCATENATE([.Q8];&quot;, &quot;)" office:value-type="string" office:string-value="0, " calcext:value-type="string">
            <text:p>0, </text:p>
          </table:table-cell>
          <table:table-cell table:formula="of:=CONCATENATE([.R8];&quot;, &quot;)" office:value-type="string" office:string-value="-2, " calcext:value-type="string">
            <text:p>-2, </text:p>
          </table:table-cell>
          <table:table-cell table:formula="of:=CONCATENATE([.S8];&quot;, &quot;)" office:value-type="string" office:string-value="-11585, " calcext:value-type="string">
            <text:p>-11585, </text:p>
          </table:table-cell>
          <table:table-cell table:formula="of:=CONCATENATE([.T8];&quot;, &quot;)" office:value-type="string" office:string-value="-15136, " calcext:value-type="string">
            <text:p>-15136, </text:p>
          </table:table-cell>
          <table:table-cell table:formula="of:=CONCATENATE([.U8];&quot;, &quot;)" office:value-type="string" office:string-value="-16383, " calcext:value-type="string">
            <text:p>-16383, </text:p>
          </table:table-cell>
          <table:table-cell table:formula="of:=CONCATENATE([.V8];&quot;, &quot;)" office:value-type="string" office:string-value="-16383, " calcext:value-type="string">
            <text:p>-16383, </text:p>
          </table:table-cell>
          <table:table-cell table:formula="of:=CONCATENATE([.W8];&quot;, &quot;)" office:value-type="string" office:string-value="-16383, " calcext:value-type="string">
            <text:p>-16383, </text:p>
          </table:table-cell>
          <table:table-cell table:formula="of:=CONCATENATE([.X8];&quot;, &quot;)" office:value-type="string" office:string-value="-14189, " calcext:value-type="string">
            <text:p>-14189, </text:p>
          </table:table-cell>
          <table:table-cell table:formula="of:=CONCATENATE([.Y8];&quot;, &quot;)" office:value-type="string" office:string-value="-8191, " calcext:value-type="string">
            <text:p>-8191, </text:p>
          </table:table-cell>
          <table:table-cell table:formula="of:=CONCATENATE([.Z8];&quot;, &quot;)" office:value-type="string" office:string-value="-3, " calcext:value-type="string">
            <text:p>-3, </text:p>
          </table:table-cell>
          <table:table-cell table:formula="of:=CONCATENATE([.AA8];&quot;, &quot;)" office:value-type="string" office:string-value="-1, " calcext:value-type="string">
            <text:p>-1, </text:p>
          </table:table-cell>
          <table:table-cell table:formula="of:=CONCATENATE([.AB8];&quot; };&quot;)" office:value-type="string" office:string-value="0 };" calcext:value-type="string">
            <text:p>0 };</text:p>
          </table:table-cell>
          <table:table-cell/>
        </table:table-row>
        <table:table-row table:style-name="ro1" table:number-rows-repeated="4">
          <table:table-cell table:number-columns-repeated="29"/>
        </table:table-row>
        <table:table-row table:style-name="ro1">
          <table:table-cell/>
          <table:table-cell table:formula="of:=COUNT([.C8:.AB8])" office:value-type="float" office:value="26" calcext:value-type="float">
            <text:p>26</text:p>
          </table:table-cell>
          <table:table-cell table:number-columns-repeated="27"/>
        </table:table-row>
        <table:table-row table:style-name="ro1" table:number-rows-repeated="3">
          <table:table-cell table:number-columns-repeated="29"/>
        </table:table-row>
        <table:table-row table:style-name="ro1">
          <table:table-cell/>
          <table:table-cell table:formula="of:=COM.MICROSOFT.CONCAT([.C12:.AB12])" office:value-type="string" office:string-value="= { 0, 1, 2, 3, 3217, 4289, 6434, 8579, 9651, 12867, 12868, 12869, 16085, 25735, 25736, 25737, 32170, 35387, 38603, 38604, 38605, 42893, 47183, 51470, 51471, 51472 };" calcext:value-type="string">
            <text:p>= { 0, 1, 2, 3, 3217, 4289, 6434, 8579, 9651, 12867, 12868, 12869, 16085, 25735, 25736, 25737, 32170, 35387, 38603, 38604, 38605, 42893, 47183, 51470, 51471, 51472 };</text:p>
          </table:table-cell>
          <table:table-cell table:number-columns-repeated="27"/>
        </table:table-row>
        <table:table-row table:style-name="ro1">
          <table:table-cell/>
          <table:table-cell table:formula="of:=COM.MICROSOFT.CONCAT([.C13:.AB13])" office:value-type="string" office:string-value="= { 16384, 16383, 16383, 16383, 15136, 14189, 11585, 8191, 6269, 1, 0, -2, -6269, -16383, -16383, -16383, -11585, -6269, -1, 0, 2, 8191, 14189, 16383, 16383, 16383 };" calcext:value-type="string">
            <text:p>= { 16384, 16383, 16383, 16383, 15136, 14189, 11585, 8191, 6269, 1, 0, -2, -6269, -16383, -16383, -16383, -11585, -6269, -1, 0, 2, 8191, 14189, 16383, 16383, 16383 };</text:p>
          </table:table-cell>
          <table:table-cell table:number-columns-repeated="27"/>
        </table:table-row>
        <table:table-row table:style-name="ro1">
          <table:table-cell/>
          <table:table-cell table:formula="of:=COM.MICROSOFT.CONCAT([.C14:.AB14])" office:value-type="string" office:string-value="= { 0, 1, 3, 5, 6269, 8191, 11585, 14189, 15136, 16383, 16383, 16383, 15136, 1, 0, -2, -11585, -15136, -16383, -16383, -16383, -14189, -8191, -3, -1, 0 };" calcext:value-type="string">
            <text:p>= { 0, 1, 3, 5, 6269, 8191, 11585, 14189, 15136, 16383, 16383, 16383, 15136, 1, 0, -2, -11585, -15136, -16383, -16383, -16383, -14189, -8191, -3, -1, 0 };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00:44:18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1T14:16:27.724000000</meta:creation-date>
    <dc:date>2024-09-13T01:21:33.466000000</dc:date>
    <meta:editing-duration>PT1H1M42S</meta:editing-duration>
    <meta:editing-cycles>3</meta:editing-cycles>
    <meta:generator>LibreOffice/6.1.3.2$Windows_X86_64 LibreOffice_project/86daf60bf00efa86ad547e59e09d6bb77c699acb</meta:generator>
    <meta:document-statistic meta:table-count="1" meta:cell-count="248" meta:object-count="0"/>
  </office:meta>
</office:document-meta>
</file>